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02ed56" style:font-size-asian="11pt" style:font-size-complex="11pt"/>
    </style:style>
    <style:style style:name="P2" style:family="paragraph" style:parent-style-name="Standard">
      <style:text-properties fo:color="#2d3e50" fo:font-size="11pt" officeooo:paragraph-rsid="0002ed56" style:font-size-asian="11pt" style:font-size-complex="11pt" fo:background-color="#ffffff"/>
    </style:style>
    <style:style style:name="P3" style:family="paragraph" style:parent-style-name="Standard">
      <style:text-properties fo:color="#2d3e50" fo:font-size="11pt" fo:font-weight="bold" officeooo:paragraph-rsid="0002ed56" style:font-size-asian="11pt" style:font-weight-asian="bold" style:font-size-complex="11pt" fo:background-color="#ffffff"/>
    </style:style>
    <style:style style:name="P4" style:family="paragraph" style:parent-style-name="Standard">
      <style:text-properties fo:color="#2d3e50" style:font-name="Verdana" fo:font-size="11pt" officeooo:paragraph-rsid="0002ed56" style:font-name-asian="Verdana1" style:font-size-asian="11pt" style:font-name-complex="Verdana1" style:font-size-complex="11pt" fo:background-color="#ffffff"/>
    </style:style>
    <style:style style:name="P5" style:family="paragraph" style:parent-style-name="Standard">
      <style:text-properties fo:color="#2d3e50" style:font-name="Verdana" fo:font-size="11pt" fo:font-weight="bold" officeooo:paragraph-rsid="0002ed56" style:font-name-asian="Verdana1" style:font-size-asian="11pt" style:font-weight-asian="bold" style:font-name-complex="Verdana1" style:font-size-complex="11pt" fo:background-color="#ffffff"/>
    </style:style>
    <style:style style:name="P6" style:family="paragraph" style:parent-style-name="Standard" style:master-page-name="Standard">
      <style:paragraph-properties style:page-number="1"/>
      <style:text-properties fo:font-size="11pt" officeooo:paragraph-rsid="0002ed56" style:font-size-asian="11pt" style:font-size-complex="11pt"/>
    </style:style>
    <style:style style:name="T1" style:family="text">
      <style:text-properties fo:color="#2d3e50" fo:font-weight="bold" style:font-weight-asian="bold" fo:background-color="#ffffff"/>
    </style:style>
    <style:style style:name="T2" style:family="text">
      <style:text-properties fo:color="#2d3e50" fo:font-weight="bold" officeooo:rsid="000e50ea" style:font-weight-asian="bold" fo:background-color="#ffffff"/>
    </style:style>
    <style:style style:name="T3" style:family="text">
      <style:text-properties fo:color="#2d3e50" fo:font-weight="bold" style:font-weight-asian="bold" style:font-weight-complex="bold" fo:background-color="#ffffff"/>
    </style:style>
    <style:style style:name="T4" style:family="text">
      <style:text-properties fo:color="#2d3e50" fo:font-weight="bold" officeooo:rsid="000e50ea" style:font-weight-asian="bold" style:font-weight-complex="bold" fo:background-color="#ffffff"/>
    </style:style>
    <style:style style:name="T5" style:family="text">
      <style:text-properties fo:color="#2d3e50" fo:background-color="#ffffff"/>
    </style:style>
    <style:style style:name="T6" style:family="text">
      <style:text-properties fo:color="#2d3e50" style:font-name="Verdana" style:font-name-asian="Verdana1" style:font-name-complex="Verdana1" fo:background-color="#ffffff"/>
    </style:style>
    <style:style style:name="T7" style:family="text">
      <style:text-properties fo:color="#2d3e50" style:font-name="Verdana" fo:font-weight="bold" style:font-name-asian="Verdana1" style:font-weight-asian="bold" style:font-name-complex="Verdana1" fo:background-color="#ffffff"/>
    </style:style>
    <style:style style:name="T8" style:family="text">
      <style:text-properties fo:color="#2d3e50" style:font-name="Verdana" fo:font-weight="bold" officeooo:rsid="000e50ea" style:font-name-asian="Verdana1" style:font-weight-asian="bold" style:font-name-complex="Verdana1" fo:background-color="#ffffff"/>
    </style:style>
    <style:style style:name="T9" style:family="text">
      <style:text-properties fo:color="#222222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><text:span text:style-name="T3">1</text:span><text:span text:style-name="T4">)</text:span><text:span text:style-name="T5"> </text:span><text:span text:style-name="T1">How are inline and block elements different from each other?</text:span></text:p>
      <text:p text:style-name="P2"/>
      <text:p text:style-name="P1"><text:span text:style-name="T5">Block elements take the availaible space in their parent conmtainer also the height and width are required to be defined</text:span></text:p>
      <text:p text:style-name="P2"/>
      <text:p text:style-name="P1"><text:span text:style-name="T5">Inline elemnts adjusts the space height and width according to the content</text:span></text:p>
      <text:p text:style-name="P2"/>
      <text:p text:style-name="P1"><text:span text:style-name="T1">2</text:span><text:span text:style-name="T2">)</text:span><text:span text:style-name="T1"> Explain the difference between visibility:hidden and display:none </text:span><text:span text:style-name="T5"><text:tab/></text:span></text:p>
      <text:p text:style-name="P2"/>
      <text:p text:style-name="P1"><text:span text:style-name="T5">Display : hidden means the tag will not appear at all on the page whereas visibility:hidden allocates the space on the page and just dont allow us to see it through the page</text:span></text:p>
      <text:p text:style-name="P2"/>
      <text:p text:style-name="P1"><text:span text:style-name="T1">3</text:span><text:span text:style-name="T2">)</text:span><text:span text:style-name="T1"> Explain Clear and float properties</text:span></text:p>
      <text:p text:style-name="P3"/>
      <text:p text:style-name="P1"><text:span text:style-name="T9">The CSS float property specifies how an element should float. The CSS clear property specifies what elements can float beside the cleared element and on which side.</text:span></text:p>
      <text:p text:style-name="P2"/>
      <text:p text:style-name="P1"><text:span text:style-name="T1">4 </text:span><text:span text:style-name="T2">) E</text:span><text:span text:style-name="T1">xplain difference between absolute, relative,fixed and static.</text:span></text:p>
      <text:p text:style-name="P2"/>
      <text:p text:style-name="P1"><text:span text:style-name="T5">Position static : positioned according to normal flow of page</text:span></text:p>
      <text:p text:style-name="P2"/>
      <text:p text:style-name="P1"><text:span text:style-name="T5">Position relative : </text:span><text:span text:style-name="T6">Setting the top, right, bottom, and left properties of a relatively-positioned element will cause it to be adjusted away from its normal position. Other content will not be adjusted to fit into any gap left by the element.</text:span></text:p>
      <text:p text:style-name="P2"/>
      <text:p text:style-name="P1"><text:span text:style-name="T5">Fixed: fixed on the viewport</text:span></text:p>
      <text:p text:style-name="P2"/>
      <text:p text:style-name="P1"><text:span text:style-name="T6">An element with position : absolute is positioned relative to the nearest positioned ancestor (instead of positioned relative to the viewport, like fixed).</text:span></text:p>
      <text:p text:style-name="P4"/>
      <text:p text:style-name="P1"><text:span text:style-name="T7">6</text:span><text:span text:style-name="T8">)</text:span><text:span text:style-name="T7"> Why do we use Meta tags</text:span></text:p>
      <text:p text:style-name="P5"/>
      <text:p text:style-name="P1"><text:span text:style-name="T6">The tags provide meta data of the tags such that it allows in Search Engine Optimization.. Provides info about the author the last editor,description etc.</text:span></text:p>
      <text:p text:style-name="P4"/>
      <text:p text:style-name="P1"><text:span text:style-name="T1">7</text:span><text:span text:style-name="T2">)</text:span><text:span text:style-name="T1"> Explain box model. </text:span><text:span text:style-name="T5"><text:s/></text:span></text:p>
      <text:p text:style-name="P2"/>
      <text:p text:style-name="P1"><text:span text:style-name="T6">The CSS box model is essentially a box that wraps around every HTML element. It consists of: margins, borders, padding, and the actual content.</text:span></text:p>
      <text:p text:style-name="P1"><text:span text:style-name="T6"/></text:p>
      <text:p text:style-name="P1"><text:span text:style-name="T1">8</text:span><text:span text:style-name="T2">)</text:span><text:span text:style-name="T1"> What are the different types of CSS Selectors? </text:span></text:p>
      <text:p text:style-name="P1"><text:span text:style-name="T5">ANs</text:span></text:p>
      <text:p text:style-name="P1"><text:span text:style-name="T5">Element Selector</text:span></text:p>
      <text:p text:style-name="P1"><text:span text:style-name="T5">Id selector</text:span></text:p>
      <text:p text:style-name="P1"><text:span text:style-name="T5">Class Selector</text:span></text:p>
      <text:p text:style-name="P1"><text:span text:style-name="T5">Group Selector</text:span></text:p>
      <text:p text:style-name="P1"><text:span text:style-name="T5">Universal Selector</text:span></text:p>
      <text:p text:style-name="P2"/>
      <text:p text:style-name="P1"><text:span text:style-name="T1">9</text:span><text:span text:style-name="T2">)</text:span><text:span text:style-name="T1"> Define Doctype.</text:span></text:p>
      <text:p text:style-name="P1"><text:span text:style-name="T5">It informs the browser about the current version of the HTML used.</text:span></text:p>
      <text:p text:style-name="P2"/>
      <text:p text:style-name="P1"><text:span text:style-name="T1">10</text:span><text:span text:style-name="T2">)</text:span><text:span text:style-name="T1"> Explain 5 HTML5 semantic tags.</text:span></text:p>
      <text:p text:style-name="P3"/>
      <text:p text:style-name="P1"><text:span text:style-name="T5">&lt;section&gt; Defines the section in an HTML document</text:span></text:p>
      <text:p text:style-name="P2"/>
      <text:p text:style-name="P1"><text:soft-page-break/><text:span text:style-name="T5">&lt;nav&gt; used to define the navigation bar with predefined settings</text:span></text:p>
      <text:p text:style-name="P2"/>
      <text:p text:style-name="P1"><text:span text:style-name="T5">&lt;header&gt; Defines the head section in the Document</text:span></text:p>
      <text:p text:style-name="P2"/>
      <text:p text:style-name="P1"><text:span text:style-name="T5">The &lt;article&gt; element specifies independent, self-contained content.</text:span></text:p>
      <text:p text:style-name="P2"/>
      <text:p text:style-name="P1"><text:span text:style-name="T5">The &lt;footer&gt; element specifies a footer for a document or section.</text:span></text:p>
      <text:p text:style-name="P2"/>
      <text:p text:style-name="P1"><text:span text:style-name="T1">Question NO. 11</text:span><text:span text:style-name="T2">)</text:span><text:span text:style-name="T1"> and 12</text:span><text:span text:style-name="T2">)</text:span><text:span text:style-name="T1"> are uploaded in the GIT reposi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55:04.534499858</meta:creation-date>
    <dc:date>2020-02-11T14:56:18.033510008</dc:date>
    <meta:editing-duration>PT1M13S</meta:editing-duration>
    <meta:editing-cycles>1</meta:editing-cycles>
    <meta:document-statistic meta:table-count="0" meta:image-count="0" meta:object-count="0" meta:page-count="2" meta:paragraph-count="32" meta:word-count="361" meta:character-count="2200" meta:non-whitespace-character-count="1866"/>
    <meta:generator>LibreOffice/6.0.7.3$Linux_X86_64 LibreOffice_project/00m0$Build-3</meta:generator>
  </office:meta>
</office:document-meta>
</file>